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7783in"/>
    </style:style>
    <style:style style:name="co3" style:family="table-column">
      <style:table-column-properties fo:break-before="auto" style:column-width="1.5819in"/>
    </style:style>
    <style:style style:name="co4" style:family="table-column">
      <style:table-column-properties fo:break-before="auto" style:column-width="1.7571in"/>
    </style:style>
    <style:style style:name="co5" style:family="table-column">
      <style:table-column-properties fo:break-before="auto" style:column-width="1.5602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1.6256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 style:data-style-name="N5"/>
    <style:style style:name="ce2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3" table:default-cell-style-name="ce1"/>
        <table:table-row table:style-name="ro1">
          <table:table-cell office:value-type="string">
            <text:p>category</text:p>
          </table:table-cell>
          <table:table-cell office:value-type="string">
            <text:p>AWS aligner (without FaaS)</text:p>
          </table:table-cell>
          <table:table-cell office:value-type="string">
            <text:p>AWS aligner (with FaaS)</text:p>
          </table:table-cell>
          <table:table-cell office:value-type="string">
            <text:p>GCP aligner (without FaaS)</text:p>
          </table:table-cell>
          <table:table-cell office:value-type="string">
            <text:p>GCP aligner (with FaaS)</text:p>
          </table:table-cell>
          <table:table-cell office:value-type="string">
            <text:p>Azure aligner (without FaaS)</text:p>
          </table:table-cell>
          <table:table-cell office:value-type="string">
            <text:p>Azure aligner (with FaaS)</text:p>
          </table:table-cell>
          <table:table-cell table:number-columns-repeated="13"/>
        </table:table-row>
        <table:table-row table:style-name="ro1">
          <table:table-cell office:value-type="float" office:value="1">
            <text:p>1.00</text:p>
          </table:table-cell>
          <table:table-cell table:style-name="Default" office:value-type="float" office:value="447.866666666667">
            <text:p>447.8666666667</text:p>
          </table:table-cell>
          <table:table-cell table:style-name="Default" office:value-type="float" office:value="7144.26666666667">
            <text:p>7144.2666666667</text:p>
          </table:table-cell>
          <table:table-cell table:style-name="Default" office:value-type="float" office:value="468.066666666667">
            <text:p>468.0666666667</text:p>
          </table:table-cell>
          <table:table-cell table:style-name="Default" office:value-type="float" office:value="2039.8">
            <text:p>2039.8</text:p>
          </table:table-cell>
          <table:table-cell table:style-name="Default" office:value-type="float" office:value="505.133333333333">
            <text:p>505.1333333333</text:p>
          </table:table-cell>
          <table:table-cell table:style-name="Default" office:value-type="float" office:value="602.966666666667">
            <text:p>602.9666666667</text:p>
          </table:table-cell>
          <table:table-cell table:number-columns-repeated="13"/>
        </table:table-row>
        <table:table-row table:style-name="ro1">
          <table:table-cell office:value-type="float" office:value="2">
            <text:p>2.00</text:p>
          </table:table-cell>
          <table:table-cell table:style-name="Default" office:value-type="float" office:value="498.583333333333">
            <text:p>498.5833333333</text:p>
          </table:table-cell>
          <table:table-cell table:style-name="Default" office:value-type="float" office:value="3523.63333333333">
            <text:p>3523.6333333333</text:p>
          </table:table-cell>
          <table:table-cell table:style-name="Default" office:value-type="float" office:value="489.433333333333">
            <text:p>489.4333333333</text:p>
          </table:table-cell>
          <table:table-cell table:style-name="Default" office:value-type="float" office:value="2032.58333333333">
            <text:p>2032.5833333333</text:p>
          </table:table-cell>
          <table:table-cell table:style-name="Default" office:value-type="float" office:value="532.816666666667">
            <text:p>532.8166666667</text:p>
          </table:table-cell>
          <table:table-cell table:style-name="Default" office:value-type="float" office:value="641.65">
            <text:p>641.65</text:p>
          </table:table-cell>
          <table:table-cell table:number-columns-repeated="13"/>
        </table:table-row>
        <table:table-row table:style-name="ro1">
          <table:table-cell office:value-type="float" office:value="4">
            <text:p>4.00</text:p>
          </table:table-cell>
          <table:table-cell table:style-name="Default" office:value-type="float" office:value="553.758333333333">
            <text:p>553.7583333333</text:p>
          </table:table-cell>
          <table:table-cell table:style-name="Default" office:value-type="float" office:value="3780.84166666667">
            <text:p>3780.8416666667</text:p>
          </table:table-cell>
          <table:table-cell table:style-name="Default" office:value-type="float" office:value="536.808333333333">
            <text:p>536.8083333333</text:p>
          </table:table-cell>
          <table:table-cell table:style-name="Default" office:value-type="float" office:value="2101.975">
            <text:p>2101.975</text:p>
          </table:table-cell>
          <table:table-cell table:style-name="Default" office:value-type="float" office:value="578.266666666667">
            <text:p>578.2666666667</text:p>
          </table:table-cell>
          <table:table-cell table:style-name="Default" office:value-type="float" office:value="664.141666666667">
            <text:p>664.1416666667</text:p>
          </table:table-cell>
          <table:table-cell table:number-columns-repeated="13"/>
        </table:table-row>
        <table:table-row table:style-name="ro1">
          <table:table-cell office:value-type="float" office:value="8">
            <text:p>8.00</text:p>
          </table:table-cell>
          <table:table-cell table:style-name="Default" office:value-type="float" office:value="699.883333333333">
            <text:p>699.8833333333</text:p>
          </table:table-cell>
          <table:table-cell table:style-name="Default" office:value-type="float" office:value="2963.575">
            <text:p>2963.575</text:p>
          </table:table-cell>
          <table:table-cell table:style-name="Default" office:value-type="float" office:value="644.933333333333">
            <text:p>644.9333333333</text:p>
          </table:table-cell>
          <table:table-cell table:style-name="Default" office:value-type="float" office:value="2077.59166666667">
            <text:p>2077.5916666667</text:p>
          </table:table-cell>
          <table:table-cell table:style-name="Default" office:value-type="float" office:value="691.925">
            <text:p>691.925</text:p>
          </table:table-cell>
          <table:table-cell table:style-name="Default" office:value-type="float" office:value="671.95">
            <text:p>671.95</text:p>
          </table:table-cell>
          <table:table-cell table:number-columns-repeated="13"/>
        </table:table-row>
        <table:table-row table:style-name="ro1">
          <table:table-cell office:value-type="float" office:value="16">
            <text:p>16.00</text:p>
          </table:table-cell>
          <table:table-cell table:style-name="Default" office:value-type="float" office:value="983.610416666667">
            <text:p>983.6104166667</text:p>
          </table:table-cell>
          <table:table-cell table:style-name="Default" office:value-type="float" office:value="2028.51666666667">
            <text:p>2028.5166666667</text:p>
          </table:table-cell>
          <table:table-cell table:style-name="Default" office:value-type="float" office:value="868.241666666667">
            <text:p>868.2416666667</text:p>
          </table:table-cell>
          <table:table-cell table:style-name="Default" office:value-type="float" office:value="2108.28541666667">
            <text:p>2108.2854166667</text:p>
          </table:table-cell>
          <table:table-cell table:style-name="Default" office:value-type="float" office:value="895.855603448276">
            <text:p>895.8556034483</text:p>
          </table:table-cell>
          <table:table-cell table:style-name="Default" office:value-type="float" office:value="714.104166666667">
            <text:p>714.1041666667</text:p>
          </table:table-cell>
          <table:table-cell table:number-columns-repeated="13"/>
        </table:table-row>
        <table:table-row table:style-name="ro1">
          <table:table-cell office:value-type="float" office:value="32">
            <text:p>32.00</text:p>
          </table:table-cell>
          <table:table-cell table:style-name="Default" office:value-type="float" office:value="1494.81875">
            <text:p>1494.81875</text:p>
          </table:table-cell>
          <table:table-cell table:style-name="Default" office:value-type="float" office:value="1590.47395833333">
            <text:p>1590.4739583333</text:p>
          </table:table-cell>
          <table:table-cell table:style-name="Default" office:value-type="float" office:value="1303.3125">
            <text:p>1303.3125</text:p>
          </table:table-cell>
          <table:table-cell table:style-name="Default" office:value-type="float" office:value="2154.23645833333">
            <text:p>2154.2364583333</text:p>
          </table:table-cell>
          <table:table-cell table:style-name="Default" office:value-type="float" office:value="1322.29583333333">
            <text:p>1322.2958333333</text:p>
          </table:table-cell>
          <table:table-cell table:style-name="Default" office:value-type="float" office:value="802.264583333333">
            <text:p>802.2645833333</text:p>
          </table:table-cell>
          <table:table-cell table:number-columns-repeated="13"/>
        </table:table-row>
        <table:table-row table:style-name="ro1">
          <table:table-cell office:value-type="float" office:value="64">
            <text:p>64.00</text:p>
          </table:table-cell>
          <table:table-cell table:style-name="Default" office:value-type="float" office:value="2425.09166666667">
            <text:p>2425.0916666667</text:p>
          </table:table-cell>
          <table:table-cell table:style-name="Default" office:value-type="float" office:value="7340.953125">
            <text:p>7340.953125</text:p>
          </table:table-cell>
          <table:table-cell table:style-name="Default" office:value-type="float" office:value="2187.075">
            <text:p>2187.075</text:p>
          </table:table-cell>
          <table:table-cell table:style-name="Default" office:value-type="float" office:value="2275.4421875">
            <text:p>2275.4421875</text:p>
          </table:table-cell>
          <table:table-cell table:style-name="Default" office:value-type="float" office:value="2155.49114583333">
            <text:p>2155.4911458333</text:p>
          </table:table-cell>
          <table:table-cell table:style-name="Default" office:value-type="float" office:value="1021.34657605855">
            <text:p>1021.3465760586</text:p>
          </table:table-cell>
          <table:table-cell table:number-columns-repeated="13"/>
        </table:table-row>
        <table:table-row table:style-name="ro1">
          <table:table-cell office:value-type="float" office:value="128">
            <text:p>128.00</text:p>
          </table:table-cell>
          <table:table-cell table:style-name="Default" office:value-type="float" office:value="4379.37734375">
            <text:p>4379.37734375</text:p>
          </table:table-cell>
          <table:table-cell table:style-name="Default" office:value-type="float" office:value="6747.58974358974">
            <text:p>6747.5897435898</text:p>
          </table:table-cell>
          <table:table-cell table:style-name="Default" office:value-type="float" office:value="3881.08072916667">
            <text:p>3881.0807291667</text:p>
          </table:table-cell>
          <table:table-cell table:style-name="Default" office:value-type="float" office:value="2371.86692708333">
            <text:p>2371.8669270833</text:p>
          </table:table-cell>
          <table:table-cell table:style-name="Default" office:value-type="float" office:value="3831.16119791667">
            <text:p>3831.1611979167</text:p>
          </table:table-cell>
          <table:table-cell table:style-name="Default" office:value-type="float" office:value="1375.92540483143">
            <text:p>1375.9254048314</text:p>
          </table:table-cell>
          <table:table-cell table:number-columns-repeated="13"/>
        </table:table-row>
        <table:table-row table:style-name="ro1">
          <table:table-cell office:value-type="float" office:value="256">
            <text:p>256.00</text:p>
          </table:table-cell>
          <table:table-cell table:style-name="Default" office:value-type="float" office:value="6275.91957978627">
            <text:p>6275.9195797863</text:p>
          </table:table-cell>
          <table:table-cell table:style-name="Default" office:value-type="float" office:value="6430.90359168242">
            <text:p>6430.9035916824</text:p>
          </table:table-cell>
          <table:table-cell table:style-name="Default" office:value-type="float" office:value="6946.93839753053">
            <text:p>6946.9383975305</text:p>
          </table:table-cell>
          <table:table-cell table:style-name="Default" office:value-type="float" office:value="2627.13658854167">
            <text:p>2627.1365885417</text:p>
          </table:table-cell>
          <table:table-cell table:style-name="Default" office:value-type="float" office:value="5762.93615214807">
            <text:p>5762.9361521481</text:p>
          </table:table-cell>
          <table:table-cell table:style-name="Default" office:value-type="float" office:value="2419.30635460251">
            <text:p>2419.3063546025</text:p>
          </table:table-cell>
          <table:table-cell table:number-columns-repeated="13"/>
        </table:table-row>
        <table:table-row table:style-name="ro1">
          <table:table-cell office:value-type="float" office:value="512">
            <text:p>512.00</text:p>
          </table:table-cell>
          <table:table-cell table:style-name="Default" office:value-type="float" office:value="10871.8211682287">
            <text:p>10871.8211682287</text:p>
          </table:table-cell>
          <table:table-cell table:style-name="Default" office:value-type="float" office:value="10157.897414966">
            <text:p>10157.897414966</text:p>
          </table:table-cell>
          <table:table-cell table:style-name="Default" office:value-type="float" office:value="12573.2638693326">
            <text:p>12573.2638693326</text:p>
          </table:table-cell>
          <table:table-cell table:style-name="Default" office:value-type="float" office:value="3050.38236253343">
            <text:p>3050.3823625334</text:p>
          </table:table-cell>
          <table:table-cell table:style-name="Default" office:value-type="float" office:value="9569.06843588996">
            <text:p>9569.06843589</text:p>
          </table:table-cell>
          <table:table-cell table:style-name="Default" office:value-type="float" office:value="3246.07602671593">
            <text:p>3246.0760267159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5"/>
          <table:table-cell>
            <draw:frame table:end-cell-address="time.P52" table:end-x="0.8098in" table:end-y="0.0154in" draw:z-index="0" draw:style-name="gr1" draw:text-style-name="P1" svg:width="10in" svg:height="6in" svg:x="1.3571in" svg:y="0.1146in">
              <draw:object draw:notify-on-update-of-ranges="time.A1:time.A1 time.A2:time.A11 time.B1:time.B1 time.B2:time.B11 time.C1:time.C1 time.C2:time.C11 time.D1:time.D1 time.D2:time.D11 time.E1:time.E1 time.E2:time.E11 time.F1:time.F1 time.F2:time.F11 time.G1:time.G1 time.G2:time.G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104856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ilure-lin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category</text:p>
          </table:table-cell>
          <table:table-cell table:style-name="ce1" office:value-type="string">
            <text:p>AWS aligner (without FaaS)</text:p>
          </table:table-cell>
          <table:table-cell table:style-name="ce1" office:value-type="string">
            <text:p>AWS aligner (with FaaS)</text:p>
          </table:table-cell>
          <table:table-cell table:style-name="ce1" office:value-type="string">
            <text:p>GCP aligner (without FaaS)</text:p>
          </table:table-cell>
          <table:table-cell table:style-name="ce1" office:value-type="string">
            <text:p>GCP aligner (with FaaS)</text:p>
          </table:table-cell>
          <table:table-cell table:style-name="ce1" office:value-type="string">
            <text:p>Azure aligner (without FaaS)</text:p>
          </table:table-cell>
          <table:table-cell table:style-name="ce1" office:value-type="string">
            <text:p>Azure aligner (with FaaS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1.038961038961">
            <text:p>11.03896103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8.1119791666667">
            <text:p>28.1119791667</text:p>
          </table:table-cell>
          <table:table-cell office:value-type="float" office:value="35.8343337334934">
            <text:p>35.8343337335</text:p>
          </table:table-cell>
          <table:table-cell office:value-type="float" office:value="2.98177083333333">
            <text:p>2.9817708333</text:p>
          </table:table-cell>
          <table:table-cell office:value-type="float" office:value="0">
            <text:p>0</text:p>
          </table:table-cell>
          <table:table-cell office:value-type="float" office:value="23.3203125">
            <text:p>23.3203125</text:p>
          </table:table-cell>
          <table:table-cell office:value-type="float" office:value="0.416666666666667">
            <text:p>0.416666666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1.23046875">
            <text:p>31.23046875</text:p>
          </table:table-cell>
          <table:table-cell office:value-type="float" office:value="32.0619126589276">
            <text:p>32.0619126589</text:p>
          </table:table-cell>
          <table:table-cell office:value-type="float" office:value="7.52604166666667">
            <text:p>7.5260416667</text:p>
          </table:table-cell>
          <table:table-cell office:value-type="float" office:value="0.188802083333333">
            <text:p>0.1888020833</text:p>
          </table:table-cell>
          <table:table-cell office:value-type="float" office:value="33.02734375">
            <text:p>33.02734375</text:p>
          </table:table-cell>
          <table:table-cell office:value-type="float" office:value="8.37239583333333">
            <text:p>8.3723958333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>
            <draw:frame table:end-cell-address="'failure-line'.K46" table:end-x="0.0614in" table:end-y="0.0154in" draw:z-index="0" draw:style-name="gr1" draw:text-style-name="P1" svg:width="5in" svg:height="6in" svg:x="0.3957in" svg:y="0.115in">
              <draw:object draw:notify-on-update-of-ranges="'failure-line'.A1:'failure-line'.A1 'failure-line'.A2:'failure-line'.A4 'failure-line'.B1:'failure-line'.B1 'failure-line'.B2:'failure-line'.B4 'failure-line'.C1:'failure-line'.C1 'failure-line'.C2:'failure-line'.C4 'failure-line'.D1:'failure-line'.D1 'failure-line'.D2:'failure-line'.D4 'failure-line'.E1:'failure-line'.E1 'failure-line'.E2:'failure-line'.E4 'failure-line'.F1:'failure-line'.F1 'failure-line'.F2:'failure-line'.F4 'failure-line'.G1:'failure-line'.G1 'failure-line'.G2:'failure-line'.G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</table:table>
      <table:table table:name="failure-pie" table:style-name="ta1" table:print="false">
        <table:table-column table:style-name="co8" table:default-cell-style-name="ce1"/>
        <table:table-column table:style-name="co8" table:default-cell-style-name="ce3"/>
        <table:table-column table:style-name="co8" table:number-columns-repeated="5" table:default-cell-style-name="Default"/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value</text:p>
          </table:table-cell>
          <table:table-cell table:number-columns-repeated="4"/>
          <table:table-cell>
            <draw:frame table:end-cell-address="'failure-pie'.L36" table:end-x="0.7343in" table:end-y="0.15in" draw:z-index="0" draw:style-name="gr1" draw:text-style-name="P1" svg:width="5in" svg:height="6in" svg:x="0.1795in" svg:y="0in">
              <draw:object draw:notify-on-update-of-ranges="'failure-pie'.A1:'failure-pie'.A1 'failure-pie'.A2:'failure-pie'.A7 'failure-pie'.B1:'failure-pie'.B1 'failure-pie'.B2:'failure-pie'.B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string">
            <text:p>AWS aligner (without FaaS)</text:p>
          </table:table-cell>
          <table:table-cell office:value-type="float" office:value="6956">
            <text:p>6956</text:p>
          </table:table-cell>
          <table:table-cell table:number-columns-repeated="5"/>
        </table:table-row>
        <table:table-row table:style-name="ro2">
          <table:table-cell office:value-type="string">
            <text:p>AWS aligner (with FaaS)</text:p>
          </table:table-cell>
          <table:table-cell office:value-type="float" office:value="2371">
            <text:p>2371</text:p>
          </table:table-cell>
          <table:table-cell table:number-columns-repeated="5"/>
        </table:table-row>
        <table:table-row table:style-name="ro2">
          <table:table-cell office:value-type="string">
            <text:p>GCP aligner (without FaaS)</text:p>
          </table:table-cell>
          <table:table-cell office:value-type="float" office:value="1385">
            <text:p>1385</text:p>
          </table:table-cell>
          <table:table-cell table:number-columns-repeated="5"/>
        </table:table-row>
        <table:table-row table:style-name="ro2">
          <table:table-cell office:value-type="string">
            <text:p>GCP aligner (with FaaS)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string">
            <text:p>Azure aligner (without FaaS)</text:p>
          </table:table-cell>
          <table:table-cell office:value-type="float" office:value="6864">
            <text:p>6864</text:p>
          </table:table-cell>
          <table:table-cell table:number-columns-repeated="5"/>
        </table:table-row>
        <table:table-row table:style-name="ro2">
          <table:table-cell office:value-type="string">
            <text:p>Azure aligner (with FaaS)</text:p>
          </table:table-cell>
          <table:table-cell office:value-type="float" office:value="1318">
            <text:p>1318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1">10/01/2022</text:date>, <text:time>10:44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Rebouças</meta:initial-creator>
    <meta:creation-date>2022-09-30T16:17:48</meta:creation-date>
    <dc:date>2022-10-01T10:44:14</dc:date>
    <dc:creator>Leonardo Rebouças</dc:creator>
    <meta:editing-duration>PT18H26M27S</meta:editing-duration>
    <meta:editing-cycles>3</meta:editing-cycles>
    <meta:generator>OpenOffice/4.1.10$Unix OpenOffice.org_project/4110m2$Build-9807</meta:generator>
    <meta:document-statistic meta:table-count="3" meta:cell-count="1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8" style:family="chart" style:data-style-name="N0">
      <style:chart-properties chart:symbol-type="none"/>
      <style:graphic-properties draw:stroke-dash="Fine_20_Dashed" svg:stroke-width="0.08cm" svg:stroke-color="#0000cc" draw:fill-color="#0000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_20__28_var_29_" svg:stroke-width="0.08cm" svg:stroke-color="#00ccff" draw:fill-color="#00cc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_20__28_var_29_" svg:stroke-width="0.08cm" svg:stroke-color="#66ff66" draw:fill-color="#66ff6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_20__28_var_29_" svg:stroke-width="0.08cm" svg:stroke-color="#ff6666" draw:fill-color="#ff666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legend chart:legend-position="bottom" svg:x="2.932cm" svg:y="12.406cm" style:legend-expansion="wide" chart:style-name="ch2"/>
        <chart:plot-area chart:style-name="ch3" table:cell-range-address="time.A1:time.G11" chart:data-source-has-labels="both" svg:x="2.054cm" svg:y="1.351cm" svg:width="22.331cm" svg:height="9.235cm">
          <chartooo:coordinate-region svg:x="4.065cm" svg:y="1.708cm" svg:width="19.784cm" svg:height="7.915cm"/>
          <chart:axis chart:dimension="x" chart:name="primary-x" chart:style-name="ch4" chartooo:axis-type="auto">
            <chartooo:date-scale/>
            <chart:title svg:x="11.144cm" svg:y="10.891cm" chart:style-name="ch5">
              <text:p>Concurrence</text:p>
            </chart:title>
            <chart:categories table:cell-range-address="time.A2:time.A11"/>
          </chart:axis>
          <chart:axis chart:dimension="y" chart:name="primary-y" chart:style-name="ch6">
            <chart:title svg:x="0.451cm" svg:y="10.405cm" chart:style-name="ch7">
              <text:p>Average execution time (ms)</text:p>
            </chart:title>
          </chart:axis>
          <chart:series chart:style-name="ch8" chart:values-cell-range-address="time.B2:time.B11" chart:label-cell-address="time.B1:time.B1" chart:class="chart:line">
            <chart:data-point chart:repeated="10"/>
          </chart:series>
          <chart:series chart:style-name="ch9" chart:values-cell-range-address="time.C2:time.C11" chart:label-cell-address="time.C1:time.C1" chart:class="chart:line">
            <chart:data-point chart:repeated="10"/>
          </chart:series>
          <chart:series chart:style-name="ch10" chart:values-cell-range-address="time.D2:time.D11" chart:label-cell-address="time.D1:time.D1" chart:class="chart:line">
            <chart:data-point chart:repeated="10"/>
          </chart:series>
          <chart:series chart:style-name="ch11" chart:values-cell-range-address="time.E2:time.E11" chart:label-cell-address="time.E1:time.E1" chart:class="chart:line">
            <chart:data-point chart:repeated="10"/>
          </chart:series>
          <chart:series chart:style-name="ch12" chart:values-cell-range-address="time.F2:time.F11" chart:label-cell-address="time.F1:time.F1" chart:class="chart:line">
            <chart:data-point chart:repeated="10"/>
          </chart:series>
          <chart:series chart:style-name="ch13" chart:values-cell-range-address="time.G2:time.G11" chart:label-cell-address="time.G1:time.G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S aligner (without FaaS)</text:p>
                <draw:g>
                  <svg:desc>time.B1:time.B1</svg:desc>
                </draw:g>
              </table:table-cell>
              <table:table-cell office:value-type="string">
                <text:p>AWS aligner (with FaaS)</text:p>
                <draw:g>
                  <svg:desc>time.C1:time.C1</svg:desc>
                </draw:g>
              </table:table-cell>
              <table:table-cell office:value-type="string">
                <text:p>GCP aligner (without FaaS)</text:p>
                <draw:g>
                  <svg:desc>time.D1:time.D1</svg:desc>
                </draw:g>
              </table:table-cell>
              <table:table-cell office:value-type="string">
                <text:p>GCP aligner (with FaaS)</text:p>
                <draw:g>
                  <svg:desc>time.E1:time.E1</svg:desc>
                </draw:g>
              </table:table-cell>
              <table:table-cell office:value-type="string">
                <text:p>Azure aligner (without FaaS)</text:p>
                <draw:g>
                  <svg:desc>time.F1:time.F1</svg:desc>
                </draw:g>
              </table:table-cell>
              <table:table-cell office:value-type="string">
                <text:p>Azure aligner (with FaaS)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ime.A2:time.A11</svg:desc>
                </draw:g>
              </table:table-cell>
              <table:table-cell office:value-type="float" office:value="447.866666666667">
                <text:p>447.866666666667</text:p>
                <draw:g>
                  <svg:desc>time.B2:time.B11</svg:desc>
                </draw:g>
              </table:table-cell>
              <table:table-cell office:value-type="float" office:value="7144.26666666667">
                <text:p>7144.26666666667</text:p>
                <draw:g>
                  <svg:desc>time.C2:time.C11</svg:desc>
                </draw:g>
              </table:table-cell>
              <table:table-cell office:value-type="float" office:value="468.066666666667">
                <text:p>468.066666666667</text:p>
                <draw:g>
                  <svg:desc>time.D2:time.D11</svg:desc>
                </draw:g>
              </table:table-cell>
              <table:table-cell office:value-type="float" office:value="2039.8">
                <text:p>2039.8</text:p>
                <draw:g>
                  <svg:desc>time.E2:time.E11</svg:desc>
                </draw:g>
              </table:table-cell>
              <table:table-cell office:value-type="float" office:value="505.133333333333">
                <text:p>505.133333333333</text:p>
                <draw:g>
                  <svg:desc>time.F2:time.F11</svg:desc>
                </draw:g>
              </table:table-cell>
              <table:table-cell office:value-type="float" office:value="602.966666666667">
                <text:p>602.966666666667</text:p>
                <draw:g>
                  <svg:desc>time.G2:time.G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98.583333333333">
                <text:p>498.583333333333</text:p>
              </table:table-cell>
              <table:table-cell office:value-type="float" office:value="3523.63333333333">
                <text:p>3523.63333333333</text:p>
              </table:table-cell>
              <table:table-cell office:value-type="float" office:value="489.433333333333">
                <text:p>489.433333333333</text:p>
              </table:table-cell>
              <table:table-cell office:value-type="float" office:value="2032.58333333333">
                <text:p>2032.58333333333</text:p>
              </table:table-cell>
              <table:table-cell office:value-type="float" office:value="532.816666666667">
                <text:p>532.816666666667</text:p>
              </table:table-cell>
              <table:table-cell office:value-type="float" office:value="641.65">
                <text:p>641.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53.758333333333">
                <text:p>553.758333333333</text:p>
              </table:table-cell>
              <table:table-cell office:value-type="float" office:value="3780.84166666667">
                <text:p>3780.84166666667</text:p>
              </table:table-cell>
              <table:table-cell office:value-type="float" office:value="536.808333333333">
                <text:p>536.808333333333</text:p>
              </table:table-cell>
              <table:table-cell office:value-type="float" office:value="2101.975">
                <text:p>2101.975</text:p>
              </table:table-cell>
              <table:table-cell office:value-type="float" office:value="578.266666666667">
                <text:p>578.266666666667</text:p>
              </table:table-cell>
              <table:table-cell office:value-type="float" office:value="664.141666666667">
                <text:p>664.141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99.883333333333">
                <text:p>699.883333333333</text:p>
              </table:table-cell>
              <table:table-cell office:value-type="float" office:value="2963.575">
                <text:p>2963.575</text:p>
              </table:table-cell>
              <table:table-cell office:value-type="float" office:value="644.933333333333">
                <text:p>644.933333333333</text:p>
              </table:table-cell>
              <table:table-cell office:value-type="float" office:value="2077.59166666667">
                <text:p>2077.59166666667</text:p>
              </table:table-cell>
              <table:table-cell office:value-type="float" office:value="691.925">
                <text:p>691.925</text:p>
              </table:table-cell>
              <table:table-cell office:value-type="float" office:value="671.95">
                <text:p>671.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83.610416666667">
                <text:p>983.610416666667</text:p>
              </table:table-cell>
              <table:table-cell office:value-type="float" office:value="2028.51666666667">
                <text:p>2028.51666666667</text:p>
              </table:table-cell>
              <table:table-cell office:value-type="float" office:value="868.241666666667">
                <text:p>868.241666666667</text:p>
              </table:table-cell>
              <table:table-cell office:value-type="float" office:value="2108.28541666667">
                <text:p>2108.28541666667</text:p>
              </table:table-cell>
              <table:table-cell office:value-type="float" office:value="895.855603448276">
                <text:p>895.855603448276</text:p>
              </table:table-cell>
              <table:table-cell office:value-type="float" office:value="714.104166666667">
                <text:p>714.1041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494.81875">
                <text:p>1494.81875</text:p>
              </table:table-cell>
              <table:table-cell office:value-type="float" office:value="1590.47395833333">
                <text:p>1590.47395833333</text:p>
              </table:table-cell>
              <table:table-cell office:value-type="float" office:value="1303.3125">
                <text:p>1303.3125</text:p>
              </table:table-cell>
              <table:table-cell office:value-type="float" office:value="2154.23645833333">
                <text:p>2154.23645833333</text:p>
              </table:table-cell>
              <table:table-cell office:value-type="float" office:value="1322.29583333333">
                <text:p>1322.29583333333</text:p>
              </table:table-cell>
              <table:table-cell office:value-type="float" office:value="802.264583333333">
                <text:p>802.26458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425.09166666667">
                <text:p>2425.09166666667</text:p>
              </table:table-cell>
              <table:table-cell office:value-type="float" office:value="7340.953125">
                <text:p>7340.953125</text:p>
              </table:table-cell>
              <table:table-cell office:value-type="float" office:value="2187.075">
                <text:p>2187.075</text:p>
              </table:table-cell>
              <table:table-cell office:value-type="float" office:value="2275.4421875">
                <text:p>2275.4421875</text:p>
              </table:table-cell>
              <table:table-cell office:value-type="float" office:value="2155.49114583333">
                <text:p>2155.49114583333</text:p>
              </table:table-cell>
              <table:table-cell office:value-type="float" office:value="1021.34657605855">
                <text:p>1021.346576058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379.37734375">
                <text:p>4379.37734375</text:p>
              </table:table-cell>
              <table:table-cell office:value-type="float" office:value="6747.58974358974">
                <text:p>6747.58974358974</text:p>
              </table:table-cell>
              <table:table-cell office:value-type="float" office:value="3881.08072916667">
                <text:p>3881.08072916667</text:p>
              </table:table-cell>
              <table:table-cell office:value-type="float" office:value="2371.86692708333">
                <text:p>2371.86692708333</text:p>
              </table:table-cell>
              <table:table-cell office:value-type="float" office:value="3831.16119791667">
                <text:p>3831.16119791667</text:p>
              </table:table-cell>
              <table:table-cell office:value-type="float" office:value="1375.92540483143">
                <text:p>1375.9254048314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275.91957978627">
                <text:p>6275.91957978627</text:p>
              </table:table-cell>
              <table:table-cell office:value-type="float" office:value="6430.90359168242">
                <text:p>6430.90359168242</text:p>
              </table:table-cell>
              <table:table-cell office:value-type="float" office:value="6946.93839753053">
                <text:p>6946.93839753053</text:p>
              </table:table-cell>
              <table:table-cell office:value-type="float" office:value="2627.13658854167">
                <text:p>2627.13658854167</text:p>
              </table:table-cell>
              <table:table-cell office:value-type="float" office:value="5762.93615214807">
                <text:p>5762.93615214807</text:p>
              </table:table-cell>
              <table:table-cell office:value-type="float" office:value="2419.30635460251">
                <text:p>2419.3063546025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0871.8211682287">
                <text:p>10871.8211682287</text:p>
              </table:table-cell>
              <table:table-cell office:value-type="float" office:value="10157.897414966">
                <text:p>10157.897414966</text:p>
              </table:table-cell>
              <table:table-cell office:value-type="float" office:value="12573.2638693326">
                <text:p>12573.2638693326</text:p>
              </table:table-cell>
              <table:table-cell office:value-type="float" office:value="3050.38236253343">
                <text:p>3050.38236253343</text:p>
              </table:table-cell>
              <table:table-cell office:value-type="float" office:value="9569.06843588996">
                <text:p>9569.06843588996</text:p>
              </table:table-cell>
              <table:table-cell office:value-type="float" office:value="3246.07602671593">
                <text:p>3246.07602671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00cc" draw:fill-color="#0000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_20__28_var_29_" svg:stroke-width="0.08cm" svg:stroke-color="#00ccff" draw:fill-color="#00cc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_20__28_var_29_" svg:stroke-width="0.08cm" svg:stroke-color="#66ff66" draw:fill-color="#66ff6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_20__28_var_29_" svg:stroke-width="0.08cm" svg:stroke-color="#ff6666" draw:fill-color="#ff666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line" chart:style-name="ch1">
        <chart:legend chart:legend-position="bottom" svg:x="1.249cm" svg:y="9.883cm" style:legend-expansion="wide" chart:style-name="ch2"/>
        <chart:plot-area chart:style-name="ch3" table:cell-range-address="'failure-line'.A1:'failure-line'.G4" chart:data-source-has-labels="both" svg:x="1.8cm" svg:y="1.351cm" svg:width="10.393cm" svg:height="6.712cm">
          <chartooo:coordinate-region svg:x="2.764cm" svg:y="1.708cm" svg:width="8.893cm" svg:height="5.392cm"/>
          <chart:axis chart:dimension="x" chart:name="primary-x" chart:style-name="ch4" chartooo:axis-type="auto">
            <chartooo:date-scale/>
            <chart:title svg:x="4.921cm" svg:y="8.368cm" chart:style-name="ch5">
              <text:p>Concurrence</text:p>
            </chart:title>
            <chart:categories table:cell-range-address="'failure-line'.A2:'failure-line'.A4"/>
          </chart:axis>
          <chart:axis chart:dimension="y" chart:name="primary-y" chart:style-name="ch4">
            <chart:title svg:x="0.451cm" svg:y="7.116cm" chart:style-name="ch6">
              <text:p>Failure rate (%)</text:p>
            </chart:title>
            <chart:grid chart:style-name="ch7" chart:class="major"/>
          </chart:axis>
          <chart:series chart:style-name="ch8" chart:values-cell-range-address="'failure-line'.B2:'failure-line'.B4" chart:label-cell-address="'failure-line'.B1:'failure-line'.B1" chart:class="chart:line">
            <chart:data-point chart:repeated="3"/>
          </chart:series>
          <chart:series chart:style-name="ch9" chart:values-cell-range-address="'failure-line'.C2:'failure-line'.C4" chart:label-cell-address="'failure-line'.C1:'failure-line'.C1" chart:class="chart:line">
            <chart:data-point chart:repeated="3"/>
          </chart:series>
          <chart:series chart:style-name="ch10" chart:values-cell-range-address="'failure-line'.D2:'failure-line'.D4" chart:label-cell-address="'failure-line'.D1:'failure-line'.D1" chart:class="chart:line">
            <chart:data-point chart:repeated="3"/>
          </chart:series>
          <chart:series chart:style-name="ch11" chart:values-cell-range-address="'failure-line'.E2:'failure-line'.E4" chart:label-cell-address="'failure-line'.E1:'failure-line'.E1" chart:class="chart:line">
            <chart:data-point chart:repeated="3"/>
          </chart:series>
          <chart:series chart:style-name="ch12" chart:values-cell-range-address="'failure-line'.F2:'failure-line'.F4" chart:label-cell-address="'failure-line'.F1:'failure-line'.F1" chart:class="chart:line">
            <chart:data-point chart:repeated="3"/>
          </chart:series>
          <chart:series chart:style-name="ch13" chart:values-cell-range-address="'failure-line'.G2:'failure-line'.G4" chart:label-cell-address="'failure-line'.G1:'failure-line'.G1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S aligner (without FaaS)</text:p>
                <draw:g>
                  <svg:desc>'failure-line'.B1:'failure-line'.B1</svg:desc>
                </draw:g>
              </table:table-cell>
              <table:table-cell office:value-type="string">
                <text:p>AWS aligner (with FaaS)</text:p>
                <draw:g>
                  <svg:desc>'failure-line'.C1:'failure-line'.C1</svg:desc>
                </draw:g>
              </table:table-cell>
              <table:table-cell office:value-type="string">
                <text:p>GCP aligner (without FaaS)</text:p>
                <draw:g>
                  <svg:desc>'failure-line'.D1:'failure-line'.D1</svg:desc>
                </draw:g>
              </table:table-cell>
              <table:table-cell office:value-type="string">
                <text:p>GCP aligner (with FaaS)</text:p>
                <draw:g>
                  <svg:desc>'failure-line'.E1:'failure-line'.E1</svg:desc>
                </draw:g>
              </table:table-cell>
              <table:table-cell office:value-type="string">
                <text:p>Azure aligner (without FaaS)</text:p>
                <draw:g>
                  <svg:desc>'failure-line'.F1:'failure-line'.F1</svg:desc>
                </draw:g>
              </table:table-cell>
              <table:table-cell office:value-type="string">
                <text:p>Azure aligner (with FaaS)</text:p>
                <draw:g>
                  <svg:desc>'failure-line'.G1:'failure-line'.G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'failure-line'.A2:'failure-line'.A4</svg:desc>
                </draw:g>
              </table:table-cell>
              <table:table-cell office:value-type="float" office:value="0">
                <text:p>0</text:p>
                <draw:g>
                  <svg:desc>'failure-line'.B2:'failure-line'.B4</svg:desc>
                </draw:g>
              </table:table-cell>
              <table:table-cell office:value-type="float" office:value="11.038961038961">
                <text:p>11.038961038961</text:p>
                <draw:g>
                  <svg:desc>'failure-line'.C2:'failure-line'.C4</svg:desc>
                </draw:g>
              </table:table-cell>
              <table:table-cell office:value-type="float" office:value="0">
                <text:p>0</text:p>
                <draw:g>
                  <svg:desc>'failure-line'.D2:'failure-line'.D4</svg:desc>
                </draw:g>
              </table:table-cell>
              <table:table-cell office:value-type="float" office:value="0">
                <text:p>0</text:p>
                <draw:g>
                  <svg:desc>'failure-line'.E2:'failure-line'.E4</svg:desc>
                </draw:g>
              </table:table-cell>
              <table:table-cell office:value-type="float" office:value="0">
                <text:p>0</text:p>
                <draw:g>
                  <svg:desc>'failure-line'.F2:'failure-line'.F4</svg:desc>
                </draw:g>
              </table:table-cell>
              <table:table-cell office:value-type="float" office:value="0">
                <text:p>0</text:p>
                <draw:g>
                  <svg:desc>'failure-line'.G2:'failure-line'.G4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.1119791666667">
                <text:p>28.1119791666667</text:p>
              </table:table-cell>
              <table:table-cell office:value-type="float" office:value="35.8343337334934">
                <text:p>35.8343337334934</text:p>
              </table:table-cell>
              <table:table-cell office:value-type="float" office:value="2.98177083333333">
                <text:p>2.98177083333333</text:p>
              </table:table-cell>
              <table:table-cell office:value-type="float" office:value="0">
                <text:p>0</text:p>
              </table:table-cell>
              <table:table-cell office:value-type="float" office:value="23.3203125">
                <text:p>23.32031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1.23046875">
                <text:p>31.23046875</text:p>
              </table:table-cell>
              <table:table-cell office:value-type="float" office:value="32.0619126589276">
                <text:p>32.0619126589276</text:p>
              </table:table-cell>
              <table:table-cell office:value-type="float" office:value="7.52604166666667">
                <text:p>7.52604166666667</text:p>
              </table:table-cell>
              <table:table-cell office:value-type="float" office:value="0.188802083333333">
                <text:p>0.188802083333333</text:p>
              </table:table-cell>
              <table:table-cell office:value-type="float" office:value="33.02734375">
                <text:p>33.02734375</text:p>
              </table:table-cell>
              <table:table-cell office:value-type="float" office:value="8.37239583333333">
                <text:p>8.3723958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5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9999ff"/>
      <style:text-properties fo:font-size="18pt" style:font-size-asian="10pt" style:font-size-complex="10pt"/>
    </style:style>
    <style:style style:name="ch7" style:family="chart">
      <style:chart-properties chart:solid-type="cuboid" chart:data-label-number="percentage" chart:data-label-text="false" chart:data-label-symbol="false"/>
      <style:graphic-properties draw:fill-color="#0000cc"/>
    </style:style>
    <style:style style:name="ch8" style:family="chart">
      <style:chart-properties chart:solid-type="cuboid" chart:data-label-number="percentage" chart:data-label-text="false" chart:data-label-symbol="false"/>
      <style:graphic-properties draw:fill-color="#00ccff"/>
    </style:style>
    <style:style style:name="ch9" style:family="chart">
      <style:chart-properties chart:solid-type="cuboid" chart:data-label-number="percentage" chart:data-label-text="false" chart:data-label-symbol="false"/>
      <style:graphic-properties draw:fill-color="#579d1c"/>
    </style:style>
    <style:style style:name="ch10" style:family="chart">
      <style:chart-properties chart:solid-type="cuboid" chart:data-label-number="percentage" chart:data-label-text="false" chart:data-label-symbol="false"/>
      <style:graphic-properties draw:fill-color="#66ff66"/>
    </style:style>
    <style:style style:name="ch11" style:family="chart">
      <style:chart-properties chart:solid-type="cuboid" chart:data-label-number="percentage" chart:data-label-text="false" chart:data-label-symbol="false"/>
      <style:graphic-properties draw:fill-color="#990000"/>
    </style:style>
    <style:style style:name="ch12" style:family="chart">
      <style:chart-properties chart:solid-type="cuboid" chart:data-label-number="percentage" chart:data-label-text="false" chart:data-label-symbol="false"/>
      <style:graphic-properties draw:fill-color="#ff666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circle" chart:style-name="ch1">
        <chart:legend chart:legend-position="bottom" svg:x="1.858cm" svg:y="9.883cm" style:legend-expansion="wide" chart:style-name="ch2"/>
        <chart:plot-area chart:style-name="ch3" table:cell-range-address="'failure-pie'.A1:'failure-pie'.B7" chart:data-source-has-labels="both" svg:x="0.254cm" svg:y="1.047cm" svg:width="12.193cm" svg:height="8.532cm">
          <chartooo:coordinate-region svg:x="2.848cm" svg:y="1.874cm" svg:width="6.87cm" svg:height="6.87cm"/>
          <chart:axis chart:dimension="x" chart:name="primary-x" chart:style-name="ch4" chartooo:axis-type="auto">
            <chartooo:date-scale/>
            <chart:categories table:cell-range-address="'failure-pie'.A2:'failure-pie'.A7"/>
          </chart:axis>
          <chart:axis chart:dimension="y" chart:name="primary-y" chart:style-name="ch5"/>
          <chart:series chart:style-name="ch6" chart:values-cell-range-address="'failure-pie'.B2:'failure-pie'.B7" chart:label-cell-address="'failure-pie'.B1:'failure-pie'.B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'failure-pie'.B1:'failure-pi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aligner (without FaaS)</text:p>
                <draw:g>
                  <svg:desc>'failure-pie'.A2:'failure-pie'.A7</svg:desc>
                </draw:g>
              </table:table-cell>
              <table:table-cell office:value-type="float" office:value="6956">
                <text:p>6956</text:p>
                <draw:g>
                  <svg:desc>'failure-pie'.B2:'failure-pie'.B7</svg:desc>
                </draw:g>
              </table:table-cell>
            </table:table-row>
            <table:table-row>
              <table:table-cell office:value-type="string">
                <text:p>AWS aligner (with FaaS)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GCP aligner (without FaaS)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GCP aligner (with FaaS)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zure aligner (without FaaS)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Azure aligner (with FaaS)</text:p>
              </table:table-cell>
              <table:table-cell office:value-type="float" office:value="1318">
                <text:p>13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